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ndEntriesEnumeration.nex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ndEntriesEnumeration.checkSubstring( String [ ] pieces , String 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FindEntriesEnumeration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dEntriesEnumeration.FindEntriesEnumeration( FelixBundle bundle , String path , String filePattern , boolean recurs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indEntriesEnumeration.findNext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indEntriesEnumeration.parseSubstring( String targe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60">
            <text:p text:style-name="Table_20_Contents"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